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rsid="00022d84" officeooo:paragraph-rsid="00022d84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22d84" officeooo:paragraph-rsid="00022d8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2d84" officeooo:paragraph-rsid="00022d8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weight="normal" officeooo:rsid="0002ef0a" officeooo:paragraph-rsid="0002ef0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32pt" fo:font-weight="normal" officeooo:rsid="00022d84" officeooo:paragraph-rsid="00022d84" style:font-size-asian="28pt" style:font-weight-asian="normal" style:font-size-complex="3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fo:font-weight="normal" officeooo:rsid="0002ef0a" officeooo:paragraph-rsid="0002ef0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2ef0a" officeooo:paragraph-rsid="0002ef0a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POLITECHNIKA WARSZAWSKA</text:p>
      <text:p text:style-name="P2"/>
      <text:p text:style-name="P3">Wydział Mechatroniki</text:p>
      <text:p text:style-name="P3"/>
      <text:p text:style-name="P3"/>
      <text:p text:style-name="P3">Praca dyplomowa magisterska</text:p>
      <text:p text:style-name="P3"/>
      <text:p text:style-name="P3"/>
      <text:p text:style-name="P3"/>
      <text:p text:style-name="P3"/>
      <text:p text:style-name="P3"/>
      <text:p text:style-name="P3"/>
      <text:p text:style-name="P4">Sebastian Kupis</text:p>
      <text:p text:style-name="P4"/>
      <text:p text:style-name="P6">Projekt systemu informatycznego do zarządzania dostępem do płatnego parkingu</text:p>
      <text:p text:style-name="P6"/>
      <text:p text:style-name="P4"/>
      <text:p text:style-name="P4"/>
      <text:p text:style-name="P4"/>
      <text:p text:style-name="P5">Opiekun pracy:</text:p>
      <text:p text:style-name="P5">dr inż. Elżbieta Ślubowska</text:p>
      <text:p text:style-name="P5"/>
      <text:p text:style-name="P5"/>
      <text:p text:style-name="P7">Instytut Automatyki i Robotyki</text:p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>Warszawa,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5:23:40.006000000</meta:creation-date>
    <dc:date>2016-02-19T15:34:15.401000000</dc:date>
    <meta:editing-duration>PT10M38S</meta:editing-duration>
    <meta:editing-cycles>3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9" meta:word-count="30" meta:character-count="245" meta:non-whitespace-character-count="224"/>
  </office:meta>
</office:document-meta>
</file>